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Default"/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hunter_class_1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style-name="ce11"/>
          <table:table-cell table:style-name="ce13" table:number-columns-repeated="1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ascendant_class_0</text:p>
          </table:table-cell>
          <table:table-cell table:style-name="ce13" table:number-columns-repeated="3"/>
          <table:table-cell table:style-name="ce13" office:value-type="string" calcext:value-type="string">
            <text:p>ascendant_class_1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assassin_class_6</text:p>
          </table:table-cell>
          <table:table-cell table:style-name="ce13" table:number-columns-repeated="3"/>
          <table:table-cell table:style-name="ce13" office:value-type="string" calcext:value-type="string">
            <text:p>assassin_class_5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jester_class_0</text:p>
          </table:table-cell>
          <table:table-cell table:style-name="ce13" table:number-columns-repeated="7"/>
          <table:table-cell table:style-name="ce13" office:value-type="string" calcext:value-type="string">
            <text:p>jester_class_1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hunter_class_6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hunter_class_0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str_big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dex_big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11"/>
          <table:table-cell table:style-name="ce13" table:number-columns-repeated="11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hunter_class_2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style-name="ce11"/>
          <table:table-cell table:style-name="ce13" table:number-columns-repeated="1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ascendant_class_2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pirit_cost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ascendant_class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spirit_cost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scendant_class_3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jester_class_5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jester_class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jester_class_6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hunter_class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assassin_class_1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assassin_class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ssassin_class_0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str_big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dex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dex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hunter_class_3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jester_class_2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jester_class_3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jester_class_4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hunter_class_5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ascendant_class_5</text:p>
          </table:table-cell>
          <table:table-cell table:style-name="ce13"/>
          <table:table-cell table:style-name="ce13" office:value-type="string" calcext:value-type="string">
            <text:p>ascendant_class_6</text:p>
          </table:table-cell>
          <table:table-cell table:style-name="ce13"/>
          <table:table-cell table:style-name="ce13" office:value-type="string" calcext:value-type="string">
            <text:p>ascendant_class_4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assassin_class_2</text:p>
          </table:table-cell>
          <table:table-cell table:style-name="ce13"/>
          <table:table-cell table:style-name="ce13" office:value-type="string" calcext:value-type="string">
            <text:p>assassin_class_3</text:p>
          </table:table-cell>
          <table:table-cell table:style-name="ce13"/>
          <table:table-cell table:style-name="ce13" office:value-type="string" calcext:value-type="string">
            <text:p>assassin_class_4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hunter_class_4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Default" table:number-columns-repeated="15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 table:number-columns-repeated="15"/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Default" table:number-columns-repeated="15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3" table:number-columns-repeated="9"/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 table:number-columns-repeated="15"/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Default" table:number-columns-repeated="15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elementalist_class_2</text:p>
          </table:table-cell>
          <table:table-cell table:style-name="ce13" table:number-columns-repeated="5"/>
          <table:table-cell table:number-columns-repeated="2"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8"/>
          <table:table-cell table:style-name="ce13" table:number-columns-repeated="5"/>
          <table:table-cell table:style-name="ce13" office:value-type="string" calcext:value-type="string">
            <text:p>trickster_class_1</text:p>
          </table:table-cell>
          <table:table-cell table:style-name="ce13" table:number-columns-repeated="5"/>
          <table:table-cell table:style-name="ce8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 table:number-columns-repeated="15"/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Default" table:number-columns-repeated="15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X</text:p>
          </table:table-cell>
          <table:table-cell table:style-name="ce13" office:value-type="string" calcext:value-type="string">
            <text:p>battlemage_class_3</text:p>
          </table:table-cell>
          <table:table-cell table:style-name="ce13" table:number-columns-repeated="3"/>
          <table:table-cell table:style-name="ce13" office:value-type="string" calcext:value-type="string">
            <text:p>battlemage_class_5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lich_class_5</text:p>
          </table:table-cell>
          <table:table-cell table:style-name="ce13" table:number-columns-repeated="3"/>
          <table:table-cell table:style-name="ce13" office:value-type="string" calcext:value-type="string">
            <text:p>lich_class_6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elementalist_class_1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elementalist_class_0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trickster_class_0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trickster_class_2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 table:number-columns-repeated="15"/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Default" table:number-columns-repeated="15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 table:number-columns-repeated="15"/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Default" table:number-columns-repeated="15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dex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 table:number-columns-repeated="15"/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Default" table:number-columns-repeated="15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battlemage_class_0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battlemage_class_1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 table:number-columns-repeated="15"/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Default" table:number-columns-repeated="15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battlemage_class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lich_class_3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/>
          <table:table-cell table:style-name="ce10" office:value-type="string" calcext:value-type="string">
            <text:p>[CENTER]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elementalist_class_5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elementalist_class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trickster_class_5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trickster_class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 table:number-columns-repeated="15"/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Default" table:number-columns-repeated="15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 table:number-columns-repeated="15"/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Default" table:number-columns-repeated="15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str_big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str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int_big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elementalist_class_3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elementalist_class_4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dex_big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 table:number-columns-repeated="15"/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Default" table:number-columns-repeated="15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str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lich_class_1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lich_class_2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 table:number-columns-repeated="15"/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Default" table:number-columns-repeated="15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battlemage_class_2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battlemage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elementalist_class_6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trickster_class_6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X</text:p>
          </table:table-cell>
          <table:table-cell table:style-name="ce13" office:value-type="string" calcext:value-type="string">
            <text:p>trickster_class_3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trickster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 table:number-columns-repeated="15"/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Default" table:number-columns-repeated="15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battlemage_class_4</text:p>
          </table:table-cell>
          <table:table-cell table:style-name="ce13" table:number-columns-repeated="5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 table:number-columns-repeated="5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8"/>
          <table:table-cell table:style-name="ce13" table:number-columns-repeated="11"/>
          <table:table-cell table:style-name="ce8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 table:number-columns-repeated="15"/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Default" table:number-columns-repeated="15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3" table:number-columns-repeated="9"/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 table:number-columns-repeated="15"/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Default" table:number-columns-repeated="15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 table:number-columns-repeated="15"/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Default" table:number-columns-repeated="69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ieftain_class_1</text:p>
          </table:table-cell>
          <table:table-cell table:style-name="ce13" table:number-columns-repeated="6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necromancer_class_2</text:p>
          </table:table-cell>
          <table:table-cell table:style-name="ce13" table:number-columns-repeated="5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raider_class_0</text:p>
          </table:table-cell>
          <table:table-cell table:style-name="ce13" table:number-columns-repeated="3"/>
          <table:table-cell table:style-name="ce13" office:value-type="string" calcext:value-type="string">
            <text:p>raider_class_1</text:p>
          </table:table-cell>
          <table:table-cell table:style-name="ce13" table:number-columns-repeated="2"/>
          <table:table-cell table:style-name="ce13" office:value-type="string" calcext:value-type="string">
            <text:p>raider_class_5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0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arcanist_class_5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table:number-columns-repeated="6"/>
          <table:table-cell table:style-name="ce13" office:value-type="string" calcext:value-type="string">
            <text:p>chieftain_class_4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necromancer_class_1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necromancer_class_3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13" office:value-type="string" calcext:value-type="string">
            <text:p>dex_big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chieftain_class_3</text:p>
          </table:table-cell>
          <table:table-cell table:style-name="ce13" table:number-columns-repeated="6"/>
          <table:table-cell table:style-name="ce13" office:value-type="string" calcext:value-type="string">
            <text:p>str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raider_class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raider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4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rcanist_class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rcanist_class_3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/>
          <table:table-cell table:style-name="ce13" table:number-columns-repeated="2"/>
          <table:table-cell table:style-name="ce13" office:value-type="string" calcext:value-type="string">
            <text:p>chieftain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ieftain_class_5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necromancer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necromancer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necromancer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13" office:value-type="string" calcext:value-type="string">
            <text:p>dex_big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chieftain_class_2</text:p>
          </table:table-cell>
          <table:table-cell table:style-name="ce13" table:number-columns-repeated="6"/>
          <table:table-cell table:style-name="ce13" office:value-type="string" calcext:value-type="string">
            <text:p>str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raider_class_2</text:p>
          </table:table-cell>
          <table:table-cell table:style-name="ce13" table:number-columns-repeated="3"/>
          <table:table-cell table:style-name="ce13" office:value-type="string" calcext:value-type="string">
            <text:p>raider_class_3</text:p>
          </table:table-cell>
          <table:table-cell table:style-name="ce13" table:number-columns-repeated="2"/>
          <table:table-cell table:style-name="ce13" office:value-type="string" calcext:value-type="string">
            <text:p>raider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1</text:p>
          </table:table-cell>
          <table:table-cell table:style-name="ce13" table:number-columns-repeated="3"/>
          <table:table-cell table:style-name="ce13" office:value-type="string" calcext:value-type="string">
            <text:p>arcanist_class_2</text:p>
          </table:table-cell>
          <table:table-cell table:style-name="ce13" table:number-columns-repeated="3"/>
          <table:table-cell table:style-name="ce13" office:value-type="string" calcext:value-type="string">
            <text:p>arcanist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table:number-columns-repeated="6"/>
          <table:table-cell table:style-name="ce13" office:value-type="string" calcext:value-type="string">
            <text:p>chieftain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necromancer_class_5</text:p>
          </table:table-cell>
          <table:table-cell table:style-name="ce13" table:number-columns-repeated="5"/>
          <table:table-cell table:style-name="ce13" office:value-type="string" calcext:value-type="string">
            <text:p>necromancer_class_6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ieftain_class_0</text:p>
          </table:table-cell>
          <table:table-cell table:style-name="ce13" table:number-columns-repeated="6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8"/>
          <table:table-cell table:style-name="ce11"/>
          <table:table-cell table:style-name="ce13" table:number-columns-repeated="16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83"/>
          <table:table-cell table:style-name="ce11"/>
          <table:table-cell table:style-name="ce13" table:number-columns-repeated="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80"/>
          <table:table-cell table:style-name="ce11" table:number-columns-repeated="2"/>
          <table:table-cell table:style-name="ce13" table:number-columns-repeated="13"/>
          <table:table-cell table:style-name="ce11"/>
          <table:table-cell table:style-name="ce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champion_class_1</text:p>
          </table:table-cell>
          <table:table-cell table:style-name="ce13" table:number-columns-repeated="3"/>
          <table:table-cell table:style-name="ce13" office:value-type="string" calcext:value-type="string">
            <text:p>champion_class_3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guardian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guardian_class_3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table:number-columns-repeated="5"/>
          <table:table-cell table:style-name="ce13" office:value-type="string" calcext:value-type="string">
            <text:p>str_big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7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guardian_class_1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guardian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guardian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champion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ampion_class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ampion_class_4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table:number-columns-repeated="2"/>
          <table:table-cell table:style-name="ce13" office:value-type="string" calcext:value-type="string">
            <text:p>str_big</text:p>
          </table:table-cell>
          <table:table-cell table:style-name="ce13" table:number-columns-repeated="2"/>
          <table:table-cell table:style-name="ce13" office:value-type="string" calcext:value-type="string">
            <text:p>str_big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guardian_class_2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/>
          <table:table-cell table:style-name="ce13" office:value-type="string" calcext:value-type="string">
            <text:p>guardian_class_6</text:p>
          </table:table-cell>
          <table:table-cell table:style-name="ce13"/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guardian_class_5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champion_class_2</text:p>
          </table:table-cell>
          <table:table-cell table:style-name="ce13"/>
          <table:table-cell table:style-name="ce13" office:value-type="string" calcext:value-type="string">
            <text:p>champion_class_6</text:p>
          </table:table-cell>
          <table:table-cell table:style-name="ce13"/>
          <table:table-cell table:style-name="ce13" office:value-type="string" calcext:value-type="string">
            <text:p>champion_class_5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5"/>
          <table:table-cell office:value-type="string" calcext:value-type="string">
            <text:p>x</text:p>
          </table:table-cell>
          <table:table-cell table:number-columns-repeated="16218"/>
        </table:table-row>
        <table:table-row table:style-name="ro1" table:number-rows-repeated="1047898">
          <table:table-cell table:number-columns-repeated="16384"/>
        </table:table-row>
        <table:table-row table:style-name="ro2" table:number-rows-repeated="53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/00/0000</text:date>, <text:time style:data-style-name="N2" text:time-value="16:44:35.1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4-05-07T16:45:43.392000000</dc:date>
    <meta:editing-cycles>124</meta:editing-cycles>
    <meta:editing-duration>PT9H28M18S</meta:editing-duration>
    <meta:document-statistic meta:table-count="1" meta:cell-count="2159" meta:object-count="0"/>
  </office:meta>
</office:document-meta>
</file>